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9.2201in"/>
          <style:tab-stop style:type="left" style:position="-6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2.6701in"/>
          <style:tab-stop style:type="left" style:position="0.1847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9.2201in"/>
          <style:tab-stop style:type="left" style:position="-6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9.2201in"/>
          <style:tab-stop style:type="left" style:position="-6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4.2201in"/>
          <style:tab-stop style:type="left" style:position="-1.3652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Paragraphedeliste" style:list-style-name="LFO8" style:family="paragraph">
      <style:paragraph-properties fo:margin-bottom="0in">
        <style:tab-stops>
          <style:tab-stop style:type="left" style:position="0.2798in"/>
          <style:tab-stop style:type="left" style:position="3.1347in"/>
        </style:tab-stops>
      </style:paragraph-properties>
    </style:style>
    <style:style style:name="P129" style:parent-style-name="Paragraphedeliste" style:list-style-name="LFO8" style:family="paragraph">
      <style:paragraph-properties fo:margin-bottom="0in">
        <style:tab-stops>
          <style:tab-stop style:type="left" style:position="0.2798in"/>
          <style:tab-stop style:type="left" style:position="3.1347in"/>
        </style:tab-stops>
      </style:paragraph-properties>
    </style:style>
    <style:style style:name="P130" style:parent-style-name="Normal" style:family="paragraph">
      <style:paragraph-properties fo:break-before="page" style:vertical-align="auto"/>
      <style:text-properties fo:hyphenate="true"/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3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 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 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<text:s/>(Island / Artikodin niv 70) – 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 (92 – 96)</text:p>
        </text:list-item>
      </text:list>
      <text:p text:style-name="P66"/>
      <text:soft-page-break/>
      <text:p text:style-name="P67">2<text:span text:style-name="T68">ème</text:span><text:s/>post game / Rival / (dracolosse/ Rinastock 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<text:s/>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 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/text:p>
        </text:list-item>
        <text:list-item>
          <text:p text:style-name="P114">Roche</text:p>
        </text:list-item>
        <text:list-item>
          <text:p text:style-name="P115">Insecte</text:p>
        </text:list-item>
        <text:list-item>
          <text:p text:style-name="P116">Eau</text:p>
        </text:list-item>
        <text:list-item>
          <text:p text:style-name="P117">Combat</text:p>
        </text:list-item>
        <text:list-item>
          <text:p text:style-name="P118">vol</text:p>
        </text:list-item>
        <text:list-item>
          <text:p text:style-name="P119">Electrique</text:p>
        </text:list-item>
        <text:list-item>
          <text:p text:style-name="P120">sol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glace/spectre (lipouttou)</text:p>
        </text:list-item>
        <text:list-item>
          <text:p text:style-name="P124">Plate/poison (florizarre)</text:p>
        </text:list-item>
        <text:list-item>
          <text:p text:style-name="P125">Feu/fée (feunard)</text:p>
        </text:list-item>
        <text:list-item>
          <text:p text:style-name="P126">Psy / ténèbres (alakazam)</text:p>
        </text:list-item>
        <text:list-item>
          <text:p text:style-name="P127">Acier / Dragon<text:s/>(2 team)</text:p>
          <text:list text:continue-numbering="true">
            <text:list-item>
              <text:p text:style-name="P128">(tortank)</text:p>
            </text:list-item>
            <text:list-item>
              <text:p text:style-name="P129">(Dracolosse)</text:p>
            </text:list-item>
          </text:list>
        </text:list-item>
      </text:list>
      <text:p text:style-name="P130"/>
      <text:p text:style-name="P131">Textes</text:p>
      <text:p text:style-name="P132"/>
      <text:p text:style-name="P133">La team Roket à encore frappée, cette fois dans la ville de<text:s/>Ndego.</text:p>
      <text:p text:style-name="P134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4-06T10:58:00Z</dc:date>
    <meta:template xlink:href="Normal" xlink:type="simple"/>
    <meta:editing-cycles>34</meta:editing-cycles>
    <meta:editing-duration>PT0S</meta:editing-duration>
    <meta:document-statistic meta:page-count="5" meta:paragraph-count="4" meta:word-count="363" meta:character-count="2359" meta:row-count="16" meta:non-whitespace-character-count="2000"/>
  </office:meta>
</office:document-meta>
</file>